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e Gothic Next W01" svg:font-family="'Trade Gothic Next W01'" style:font-family-generic="roman" style:font-pitch="variable"/>
    <style:font-face style:name="TradeGothicNextW01-Bold 693229" svg:font-family="'TradeGothicNextW01-Bold 693229'" style:font-family-generic="roman" style:font-pitch="variable"/>
    <style:font-face style:name="TradeGothicNextW01-Ligh 693250" svg:font-family="'TradeGothicNextW01-Ligh 693250'" style:font-family-generic="roman" style:font-pitch="variable"/>
    <style:font-face style:name="TradeGothicNextW01-Ligh 693253" svg:font-family="'TradeGothicNextW01-Ligh 693253'"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background-color="#ffffff">
        <style:background-image/>
      </style:paragraph-properties>
    </style:style>
    <style:style style:name="P3" style:family="paragraph" style:parent-style-name="Standard">
      <style:paragraph-properties fo:margin-top="0in" fo:margin-bottom="0.1665in" fo:line-height="100%" fo:background-color="#ffffff">
        <style:background-image/>
      </style:paragraph-properties>
    </style:style>
    <style:style style:name="P4" style:family="paragraph" style:parent-style-name="Standard" style:list-style-name="WWNum9">
      <style:paragraph-properties fo:margin-top="0in" fo:margin-bottom="0.1665in" fo:line-height="100%" fo:background-color="#ffffff">
        <style:background-image/>
      </style:paragraph-properties>
    </style:style>
    <style:style style:name="P5" style:family="paragraph" style:parent-style-name="Standard" style:list-style-name="WWNum6">
      <style:paragraph-properties fo:margin-top="0in" fo:margin-bottom="0.1665in" fo:line-height="100%" fo:background-color="#ffffff">
        <style:background-image/>
      </style:paragraph-properties>
    </style:style>
    <style:style style:name="P6" style:family="paragraph" style:parent-style-name="Standard" style:list-style-name="WWNum5">
      <style:paragraph-properties fo:margin-top="0in" fo:margin-bottom="0.1665in" fo:line-height="100%" fo:background-color="#ffffff">
        <style:background-image/>
      </style:paragraph-properties>
    </style:style>
    <style:style style:name="P7" style:family="paragraph" style:parent-style-name="Standard" style:list-style-name="WWNum3">
      <style:paragraph-properties fo:margin-top="0in" fo:margin-bottom="0.1665in" fo:line-height="100%" fo:background-color="#ffffff">
        <style:background-image/>
      </style:paragraph-properties>
    </style:style>
    <style:style style:name="P8" style:family="paragraph" style:parent-style-name="Standard" style:list-style-name="WWNum4">
      <style:paragraph-properties fo:margin-top="0in" fo:margin-bottom="0.1665in" fo:line-height="100%" fo:background-color="#ffffff">
        <style:background-image/>
      </style:paragraph-properties>
    </style:style>
    <style:style style:name="P9" style:family="paragraph" style:parent-style-name="Standard" style:list-style-name="WWNum10">
      <style:paragraph-properties fo:margin-top="0in" fo:margin-bottom="0.1665in" fo:line-height="100%" fo:background-color="#ffffff">
        <style:background-image/>
      </style:paragraph-properties>
    </style:style>
    <style:style style:name="P10" style:family="paragraph" style:parent-style-name="Standard" style:list-style-name="WWNum12">
      <style:paragraph-properties fo:margin-top="0in" fo:margin-bottom="0.1665in" fo:line-height="100%" fo:background-color="#ffffff">
        <style:background-image/>
      </style:paragraph-properties>
    </style:style>
    <style:style style:name="P11" style:family="paragraph" style:parent-style-name="Standard" style:list-style-name="WWNum14">
      <style:paragraph-properties fo:margin-top="0in" fo:margin-bottom="0.1665in" fo:line-height="100%" fo:background-color="#ffffff">
        <style:background-image/>
      </style:paragraph-properties>
    </style:style>
    <style:style style:name="P12" style:family="paragraph" style:parent-style-name="Standard" style:list-style-name="WWNum15">
      <style:paragraph-properties fo:margin-top="0in" fo:margin-bottom="0.1665in" fo:line-height="100%" fo:background-color="#ffffff">
        <style:background-image/>
      </style:paragraph-properties>
    </style:style>
    <style:style style:name="P13" style:family="paragraph" style:parent-style-name="Standard">
      <style:paragraph-properties fo:margin-top="0in" fo:margin-bottom="0.1665in" fo:line-height="100%" fo:background-color="#ffffff">
        <style:background-image/>
      </style:paragraph-properties>
      <style:text-properties fo:color="#333333" style:font-name="TradeGothicNextW01-Ligh 693250" fo:font-size="13.5pt" style:font-name-asian="Times New Roman1" style:font-size-asian="13.5pt" style:font-name-complex="Helvetica1" style:font-size-complex="13.5pt"/>
    </style:style>
    <style:style style:name="P14" style:family="paragraph" style:parent-style-name="Standard" style:list-style-name="WWNum9">
      <style:paragraph-properties fo:margin-top="0.0693in" fo:margin-bottom="0.1335in" fo:line-height="100%" fo:background-color="#ffffff">
        <style:background-image/>
      </style:paragraph-properties>
    </style:style>
    <style:style style:name="P15" style:family="paragraph" style:parent-style-name="Standard" style:list-style-name="WWNum6">
      <style:paragraph-properties fo:margin-top="0.0693in" fo:margin-bottom="0.1335in" fo:line-height="100%" fo:background-color="#ffffff">
        <style:background-image/>
      </style:paragraph-properties>
    </style:style>
    <style:style style:name="P16" style:family="paragraph" style:parent-style-name="Standard" style:list-style-name="WWNum7">
      <style:paragraph-properties fo:margin-top="0.0693in" fo:margin-bottom="0.1335in" fo:line-height="100%" fo:background-color="#ffffff">
        <style:background-image/>
      </style:paragraph-properties>
    </style:style>
    <style:style style:name="P17" style:family="paragraph" style:parent-style-name="Standard" style:list-style-name="WWNum8">
      <style:paragraph-properties fo:margin-top="0.0693in" fo:margin-bottom="0.1335in" fo:line-height="100%" fo:background-color="#ffffff">
        <style:background-image/>
      </style:paragraph-properties>
    </style:style>
    <style:style style:name="P18" style:family="paragraph" style:parent-style-name="Standard" style:list-style-name="WWNum5">
      <style:paragraph-properties fo:margin-top="0.0693in" fo:margin-bottom="0.1335in" fo:line-height="100%" fo:background-color="#ffffff">
        <style:background-image/>
      </style:paragraph-properties>
    </style:style>
    <style:style style:name="P19" style:family="paragraph" style:parent-style-name="Standard" style:list-style-name="WWNum3">
      <style:paragraph-properties fo:margin-top="0.0693in" fo:margin-bottom="0.1335in" fo:line-height="100%" fo:background-color="#ffffff">
        <style:background-image/>
      </style:paragraph-properties>
    </style:style>
    <style:style style:name="P20" style:family="paragraph" style:parent-style-name="Standard" style:list-style-name="WWNum4">
      <style:paragraph-properties fo:margin-top="0.0693in" fo:margin-bottom="0.1335in" fo:line-height="100%" fo:background-color="#ffffff">
        <style:background-image/>
      </style:paragraph-properties>
    </style:style>
    <style:style style:name="P21" style:family="paragraph" style:parent-style-name="Standard" style:list-style-name="WWNum10">
      <style:paragraph-properties fo:margin-top="0.0693in" fo:margin-bottom="0.1335in" fo:line-height="100%" fo:background-color="#ffffff">
        <style:background-image/>
      </style:paragraph-properties>
    </style:style>
    <style:style style:name="P22" style:family="paragraph" style:parent-style-name="Standard" style:list-style-name="WWNum11">
      <style:paragraph-properties fo:margin-top="0.0693in" fo:margin-bottom="0.1335in" fo:line-height="100%" fo:background-color="#ffffff">
        <style:background-image/>
      </style:paragraph-properties>
    </style:style>
    <style:style style:name="P23" style:family="paragraph" style:parent-style-name="Standard" style:list-style-name="WWNum12">
      <style:paragraph-properties fo:margin-top="0.0693in" fo:margin-bottom="0.1335in" fo:line-height="100%" fo:background-color="#ffffff">
        <style:background-image/>
      </style:paragraph-properties>
    </style:style>
    <style:style style:name="P24" style:family="paragraph" style:parent-style-name="Standard" style:list-style-name="WWNum13">
      <style:paragraph-properties fo:margin-top="0.0693in" fo:margin-bottom="0.1335in" fo:line-height="100%" fo:background-color="#ffffff">
        <style:background-image/>
      </style:paragraph-properties>
    </style:style>
    <style:style style:name="P25" style:family="paragraph" style:parent-style-name="Standard" style:list-style-name="WWNum14">
      <style:paragraph-properties fo:margin-top="0.0693in" fo:margin-bottom="0.1335in" fo:line-height="100%" fo:background-color="#ffffff">
        <style:background-image/>
      </style:paragraph-properties>
    </style:style>
    <style:style style:name="P26" style:family="paragraph" style:parent-style-name="Standard" style:list-style-name="WWNum15">
      <style:paragraph-properties fo:margin-top="0.0693in" fo:margin-bottom="0.1335in" fo:line-height="100%" fo:background-color="#ffffff">
        <style:background-image/>
      </style:paragraph-properties>
    </style:style>
    <style:style style:name="P27" style:family="paragraph" style:parent-style-name="Standard" style:list-style-name="WWNum2">
      <style:paragraph-properties fo:margin-top="0.0693in" fo:margin-bottom="0.1335in" fo:line-height="100%"/>
    </style:style>
    <style:style style:name="P28" style:family="paragraph" style:parent-style-name="Standard">
      <style:paragraph-properties fo:line-height="100%" fo:background-color="#f7fafb">
        <style:background-image/>
      </style:paragraph-properties>
    </style:style>
    <style:style style:name="P29" style:family="paragraph" style:parent-style-name="Standard">
      <style:paragraph-properties fo:line-height="100%" fo:background-color="#f7fafb">
        <style:background-image/>
      </style:paragraph-properties>
      <style:text-properties fo:color="#333333" style:font-name="TradeGothicNextW01-Ligh 693250" fo:font-size="12.5pt" style:font-name-asian="Times New Roman1" style:font-size-asian="12.5pt" style:font-name-complex="Helvetica1" style:font-size-complex="12.5pt"/>
    </style:style>
    <style:style style:name="P30" style:family="paragraph" style:parent-style-name="Standard" style:list-style-name="WWNum2">
      <style:paragraph-properties fo:margin-left="0.0311in" fo:margin-right="0in" fo:margin-top="0in" fo:margin-bottom="0.1665in" fo:line-height="100%" fo:text-indent="0in" style:auto-text-indent="false"/>
    </style:style>
    <style:style style:name="P31" style:family="paragraph" style:parent-style-name="Standard" style:list-style-name="WWNum2">
      <style:paragraph-properties fo:margin-left="0.5311in" fo:margin-right="0in" fo:margin-top="0.0693in" fo:margin-bottom="0.1335in" fo:line-height="100%" fo:text-indent="0in" style:auto-text-indent="false"/>
    </style:style>
    <style:style style:name="P32" style:family="paragraph" style:parent-style-name="Heading_20_1">
      <style:paragraph-properties fo:margin-top="0in" fo:margin-bottom="0in" fo:text-align="center" style:justify-single-word="false" fo:background-color="#f1f1f1">
        <style:background-image/>
      </style:paragraph-properties>
    </style:style>
    <style:style style:name="P33" style:family="paragraph" style:parent-style-name="Heading_20_1" style:master-page-name="Standard">
      <style:paragraph-properties fo:margin-top="0in" fo:margin-bottom="0in" fo:text-align="center" style:justify-single-word="false" style:page-number="auto" fo:background-color="#f1f1f1">
        <style:background-image/>
      </style:paragraph-properties>
    </style:style>
    <style:style style:name="T1" style:family="text">
      <style:text-properties fo:color="#333333" fo:font-size="30pt" fo:font-weight="normal" style:font-size-asian="30pt" style:font-weight-asian="normal" style:font-size-complex="30pt" style:font-weight-complex="normal"/>
    </style:style>
    <style:style style:name="T2" style:family="text">
      <style:text-properties fo:color="#333333" style:font-name="TradeGothicNextW01-Ligh 693250" fo:font-size="13.5pt" style:font-name-asian="Times New Roman1" style:font-size-asian="13.5pt" style:font-name-complex="Times New Roman1" style:font-size-complex="13.5pt"/>
    </style:style>
    <style:style style:name="T3" style:family="text">
      <style:text-properties fo:color="#333333" style:font-name="TradeGothicNextW01-Ligh 693250" fo:font-size="13.5pt" style:font-name-asian="Times New Roman1" style:font-size-asian="13.5pt" style:font-name-complex="Helvetica1" style:font-size-complex="13.5pt"/>
    </style:style>
    <style:style style:name="T4" style:family="text">
      <style:text-properties fo:color="#333333" style:font-name="TradeGothicNextW01-Ligh 693250" fo:font-size="13.5pt" style:text-underline-style="solid" style:text-underline-width="auto" style:text-underline-color="font-color" style:font-name-asian="Times New Roman1" style:font-size-asian="13.5pt" style:font-name-complex="Helvetica1" style:font-size-complex="13.5pt"/>
    </style:style>
    <style:style style:name="T5" style:family="text">
      <style:text-properties fo:color="#333333" style:font-name="TradeGothicNextW01-Ligh 693250" fo:font-size="12.5pt" style:font-name-asian="Times New Roman1" style:font-size-asian="12.5pt" style:font-name-complex="Helvetica1" style:font-size-complex="12.5pt"/>
    </style:style>
    <style:style style:name="T6" style:family="text">
      <style:text-properties fo:color="#333333" style:font-name="TradeGothicNextW01-Ligh 693250" fo:font-size="8pt" style:font-name-asian="Times New Roman1" style:font-size-asian="8pt" style:font-name-complex="Times New Roman1" style:font-size-complex="8pt"/>
    </style:style>
    <style:style style:name="T7" style:family="text">
      <style:text-properties fo:color="#333333" style:font-name="TradeGothicNextW01-Ligh 693250" fo:font-size="8pt" style:font-name-asian="Times New Roman1" style:font-size-asian="8pt" style:font-name-complex="Helvetica1" style:font-size-complex="8pt"/>
    </style:style>
    <style:style style:name="T8" style:family="text">
      <style:text-properties fo:color="#333333" style:font-name="TradeGothicNextW01-Ligh 693250" fo:font-size="10pt" style:font-name-asian="Times New Roman1" style:font-size-asian="10pt" style:font-name-complex="Times New Roman1" style:font-size-complex="10pt"/>
    </style:style>
    <style:style style:name="T9" style:family="text">
      <style:text-properties fo:color="#333333" style:font-name="TradeGothicNextW01-Ligh 693250" fo:font-size="12pt" style:font-name-asian="Times New Roman1" style:font-size-asian="12pt" style:font-name-complex="Times New Roman1" style:font-size-complex="12pt"/>
    </style:style>
    <style:style style:name="T10" style:family="text">
      <style:text-properties fo:color="#333333" style:font-name="TradeGothicNextW01-Ligh 693250" fo:font-size="12pt" style:font-name-asian="Times New Roman1" style:font-size-asian="12pt" style:font-name-complex="Helvetica1" style:font-size-complex="12pt"/>
    </style:style>
    <style:style style:name="T11" style:family="text">
      <style:text-properties fo:color="#333333" style:font-name="TradeGothicNextW01-Bold 693229" fo:font-size="13.5pt" style:font-name-asian="Times New Roman1" style:font-size-asian="13.5pt" style:font-name-complex="Helvetica1" style:font-size-complex="13.5pt"/>
    </style:style>
    <style:style style:name="T12" style:family="text">
      <style:text-properties fo:color="#333333" style:font-name="TradeGothicNextW01-Bold 693229" fo:font-size="13.5pt" fo:font-weight="bold" style:font-name-asian="Times New Roman1" style:font-size-asian="13.5pt" style:font-weight-asian="bold" style:font-name-complex="Times New Roman1" style:font-size-complex="13.5pt" style:font-weight-complex="bold"/>
    </style:style>
    <style:style style:name="T13" style:family="text">
      <style:text-properties fo:color="#333333" style:font-name="TradeGothicNextW01-Bold 693229" fo:font-size="13.5pt" fo:font-weight="bold" style:font-name-asian="Times New Roman1" style:font-size-asian="13.5pt" style:font-weight-asian="bold" style:font-name-complex="Helvetica1" style:font-size-complex="13.5pt" style:font-weight-complex="bold"/>
    </style:style>
    <style:style style:name="T14" style:family="text">
      <style:text-properties fo:color="#333333" style:font-name="TradeGothicNextW01-Bold 693229" fo:font-size="8pt" fo:font-weight="bold" style:font-name-asian="Times New Roman1" style:font-size-asian="8pt" style:font-weight-asian="bold" style:font-name-complex="Times New Roman1" style:font-size-complex="8pt" style:font-weight-complex="bold"/>
    </style:style>
    <style:style style:name="T15" style:family="text">
      <style:text-properties fo:color="#333333" style:font-name="TradeGothicNextW01-Bold 693229" fo:font-size="10pt" fo:font-weight="bold" style:font-name-asian="Times New Roman1" style:font-size-asian="10pt" style:font-weight-asian="bold" style:font-name-complex="Times New Roman1" style:font-size-complex="10pt" style:font-weight-complex="bold"/>
    </style:style>
    <style:style style:name="T16" style:family="text">
      <style:text-properties fo:color="#333333" style:font-name="TradeGothicNextW01-Bold 693229" fo:font-size="12pt" fo:font-weight="bold" style:font-name-asian="Times New Roman1" style:font-size-asian="12pt" style:font-weight-asian="bold" style:font-name-complex="Times New Roman1" style:font-size-complex="12pt" style:font-weight-complex="bold"/>
    </style:style>
    <style:style style:name="T17" style:family="text">
      <style:text-properties fo:color="#333333" fo:font-size="32pt" fo:font-weight="normal" style:font-size-asian="32pt" style:font-weight-asian="normal" style:font-size-complex="32pt" style:font-weight-complex="normal"/>
    </style:style>
    <style:style style:name="T18" style:family="text">
      <style:text-properties fo:color="#333333" fo:font-size="35pt" fo:font-weight="normal" style:font-size-asian="35pt" style:font-weight-asian="normal" style:font-size-complex="35pt" style:font-weight-complex="normal"/>
    </style:style>
    <style:style style:name="T19" style:family="text">
      <style:text-properties fo:color="#333333" fo:font-size="33pt" fo:font-weight="normal" style:font-size-asian="33pt" style:font-weight-asian="normal" style:font-size-complex="33pt" style:font-weight-complex="normal"/>
    </style:style>
    <style:style style:name="T20" style:family="text">
      <style:text-properties fo:color="#888888" style:font-name="TradeGothicNextW01-Bold 693229" fo:font-size="8.5pt" fo:letter-spacing="0.0028in" style:font-name-asian="Times New Roman1" style:font-size-asian="8.5pt" style:font-name-complex="Times New Roman1" style:font-size-complex="8.5pt"/>
    </style:style>
    <style:style style:name="T21" style:family="text">
      <style:text-properties fo:color="#888888" style:font-name="TradeGothicNextW01-Bold 693229" fo:font-size="9.5pt" fo:letter-spacing="0.0028in" style:font-name-asian="Times New Roman1" style:font-size-asian="9.5pt" style:font-name-complex="Helvetica1" style:font-size-complex="9.5pt"/>
    </style:style>
    <style:style style:name="T22" style:family="text">
      <style:text-properties style:font-name="Times New Roman" fo:font-size="12pt" style:font-name-asian="Times New Roman1" style:font-size-asian="12pt" style:font-name-complex="Times New Roman1" style:font-size-complex="12pt"/>
    </style:style>
    <style:style style:name="T23" style:family="text">
      <style:text-properties style:font-name="TradeGothicNextW01-Ligh 693250" fo:font-size="13.5pt" style:font-name-asian="Times New Roman1" style:font-size-asian="13.5pt" style:font-name-complex="Helvetica1" style:font-size-complex="13.5pt"/>
    </style:style>
    <style:style style:name="T24" style:family="text">
      <style:text-properties style:font-name="TradeGothicNextW01-Ligh 693250" fo:font-size="13.5pt" fo:font-style="italic" style:text-underline-style="solid" style:text-underline-width="auto" style:text-underline-color="font-color" style:font-name-asian="Times New Roman1" style:font-size-asian="13.5pt" style:font-style-asian="italic" style:font-name-complex="Helvetica1" style:font-size-complex="13.5pt"/>
    </style:style>
    <style:style style:name="T25" style:family="text">
      <style:text-properties fo:color="#223c50" style:font-name="TradeGothicNextW01-Ligh 693250" fo:font-size="13.5pt" style:font-name-asian="Times New Roman1" style:font-size-asian="13.5pt" style:font-name-complex="Helvetica1" style:font-size-complex="13.5pt"/>
    </style:style>
    <style:style style:name="T26" style:family="text">
      <style:text-properties fo:color="#223c50" style:font-name="TradeGothicNextW01-Ligh 693250" fo:font-size="13.5pt" style:text-underline-style="solid" style:text-underline-width="auto" style:text-underline-color="font-color" style:font-name-asian="Times New Roman1" style:font-size-asian="13.5pt" style:font-name-complex="Helvetica1" style:font-size-complex="13.5pt"/>
    </style:style>
    <style:style style:name="T27" style:family="text">
      <style:text-properties fo:color="#223c50" style:font-name="TradeGothicNextW01-Ligh 693250" fo:font-size="8pt" style:font-name-asian="Times New Roman1" style:font-size-asian="8pt" style:font-name-complex="Helvetica1" style:font-size-complex="8pt"/>
    </style:style>
    <style:style style:name="T28" style:family="text">
      <style:text-properties fo:color="#223c50" style:font-name="TradeGothicNextW01-Ligh 693250" fo:font-size="10pt" style:font-name-asian="Times New Roman1" style:font-size-asian="10pt" style:font-name-complex="Helvetica1" style:font-size-complex="10pt"/>
    </style:style>
    <style:style style:name="T29" style:family="text">
      <style:text-properties fo:color="#223c50" style:font-name="TradeGothicNextW01-Ligh 693250" fo:font-size="12pt" style:font-name-asian="Times New Roman1" style:font-size-asian="12pt" style:font-name-complex="Helvetica1" style:font-size-complex="12pt"/>
    </style:style>
    <style:style style:name="T30" style:family="text">
      <style:text-properties fo:color="#223c50" style:font-name="TradeGothicNextW01-Ligh 693250" fo:font-size="12pt" fo:font-weight="bold" style:font-name-asian="Times New Roman1" style:font-size-asian="12pt" style:font-weight-asian="bold" style:font-name-complex="Helvetica1" style:font-size-complex="12pt" style:font-weight-complex="bold"/>
    </style:style>
    <style:style style:name="T31" style:family="text">
      <style:text-properties fo:color="#223c50" style:font-name="Helvetica" fo:font-size="13.5pt" style:font-name-asian="Times New Roman1" style:font-size-asian="13.5pt" style:font-name-complex="Helvetica1" style:font-size-complex="13.5pt"/>
    </style:style>
    <style:style style:name="T32" style:family="text">
      <style:text-properties fo:color="#223c50" style:font-name="TradeGothicNextW01-Ligh 693253" fo:font-size="12pt" fo:font-style="italic" style:font-name-asian="Times New Roman1" style:font-size-asian="12pt" style:font-style-asian="italic" style:font-name-complex="Helvetica1" style:font-size-complex="12pt" style:font-style-complex="italic"/>
    </style:style>
    <style:style style:name="T33" style:family="text">
      <style:text-properties fo:color="#85b9c5" style:font-name="Trade Gothic Next W01" fo:font-size="13.5pt" style:font-name-asian="Times New Roman1" style:font-size-asian="13.5pt" style:font-name-complex="Helvetica1" style:font-size-complex="13.5pt"/>
    </style:style>
    <style:style style:name="T34" style:family="text">
      <style:text-properties fo:color="#85b9c5" style:font-name="Trade Gothic Next W01" fo:font-size="13.5pt" style:font-name-asian="Times New Roman1" style:font-size-asian="13.5pt" style:font-name-complex="Times New Roman1" style:font-size-complex="13.5pt"/>
    </style:style>
    <style:style style:name="T35" style:family="text">
      <style:text-properties fo:color="#85b9c5" style:font-name="Trade Gothic Next W01" fo:font-size="8pt" style:font-name-asian="Times New Roman1" style:font-size-asian="8pt" style:font-name-complex="Helvetica1" style:font-size-complex="8pt"/>
    </style:style>
    <style:style style:name="T36" style:family="text">
      <style:text-properties fo:color="#85b9c5" style:font-name="Trade Gothic Next W01" fo:font-size="8pt" style:font-name-asian="Times New Roman1" style:font-size-asian="8pt" style:font-name-complex="Times New Roman1" style:font-size-complex="8pt"/>
    </style:style>
    <style:style style:name="T37" style:family="text">
      <style:text-properties fo:color="#85b9c5" style:font-name="Trade Gothic Next W01" fo:font-size="12pt" style:font-name-asian="Times New Roman1" style:font-size-asian="12pt" style:font-name-complex="Helvetica1" style:font-size-complex="12pt"/>
    </style:style>
    <style:style style:name="T38" style:family="text">
      <style:text-properties style:font-name="Trade Gothic Next W01" fo:font-size="13.5pt" style:font-name-asian="Times New Roman1" style:font-size-asian="13.5pt" style:font-name-complex="Helvetica1" style:font-size-complex="13.5pt"/>
    </style:style>
    <style:style style:name="T39" style:family="text">
      <style:text-properties fo:text-transform="uppercase" fo:color="#333333" style:font-name="TradeGothicNextW01-Ligh 693250" fo:font-size="10.5pt" fo:letter-spacing="0.0165in" style:font-name-asian="Times New Roman1" style:font-size-asian="10.5pt" style:font-name-complex="Helvetica1" style:font-size-complex="10.5pt"/>
    </style:style>
    <style:style style:name="T40" style:family="text">
      <style:text-properties fo:text-transform="uppercase" fo:color="#333333" style:font-name="TradeGothicNextW01-Ligh 693250" fo:font-size="8pt" fo:letter-spacing="0.0165in" style:font-name-asian="Times New Roman1" style:font-size-asian="8pt" style:font-name-complex="Helvetica1" style:font-size-complex="8pt"/>
    </style:style>
    <style:style style:name="T41" style:family="text">
      <style:text-properties fo:color="#c7254e" style:font-name="Consolas" fo:font-size="13.5pt" style:font-name-asian="Times New Roman1" style:font-size-asian="13.5pt" style:font-name-complex="Courier New2" style:font-size-complex="13.5pt"/>
    </style:style>
    <style:style style:name="T42" style:family="text">
      <style:text-properties fo:color="#c7254e" style:font-name="Consolas" fo:font-size="12pt" style:font-name-asian="Times New Roman1" style:font-size-asian="12pt" style:font-name-complex="Courier New2" style:font-size-complex="12pt"/>
    </style:style>
    <style:style style:name="T43" style:family="text">
      <style:text-properties fo:color="#385623" style:font-name="TradeGothicNextW01-Ligh 693250" fo:font-size="13.5pt" style:font-name-asian="Times New Roman1" style:font-size-asian="13.5pt" style:font-name-complex="Helvetica1" style:font-size-complex="13.5pt"/>
    </style:style>
    <style:style style:name="T44" style:family="text">
      <style:text-properties fo:color="#006600" style:font-name="TradeGothicNextW01-Ligh 693250" fo:font-size="13.5pt" style:font-name-asian="Times New Roman1" style:font-size-asian="13.5pt" style:font-name-complex="Helvetica1" style:font-size-complex="13.5pt"/>
    </style:style>
    <style:style style:name="T45" style:family="text">
      <style:text-properties fo:color="#006600" style:font-name="TradeGothicNextW01-Ligh 693250" fo:font-size="13.5pt" fo:font-weight="bold" style:font-name-asian="Times New Roman1" style:font-size-asian="13.5pt" style:font-weight-asian="bold" style:font-name-complex="Helvetica1" style:font-size-complex="13.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13717916560939622" text:style-name="Outline">
        <text:list-item>
          <text:h text:style-name="P33" text:outline-level="1"><text:span text:style-name="T1"><text:s/>1.1: Getting Started with Web Development</text:span></text:h>
        </text:list-item>
      </text:list>
      <text:p text:style-name="P1"><text:span text:style-name="T20"> Estimated Task Time: 1 - 3 hours.</text:span></text:p>
      <text:p text:style-name="P3"><text:span text:style-name="T2">In this Task, you’ll be using an Agile project management tool such Trello, Jira, or Ora to create a board that includes all the to-dos of your study and project schedule for this course. Doing so will set you up for success and allow you to plan for the tasks you’ll need to complete. It will also get you familiar with using planning tools, which is something you’ll be doing on a daily basis as a web developer.</text:span></text:p>
      <text:p text:style-name="P3"><text:span text:style-name="T12">Directions</text:span></text:p>
      <text:list xml:id="list2802045193116495730" text:style-name="WWNum9">
        <text:list-item>
          <text:p text:style-name="P14"><text:span text:style-name="T25">Select a project management tool and create an account. We recommend either </text:span><text:a xlink:type="simple" xlink:href="https://trello.com/en?truid=tr100d25-cdfc-0612-96b7-98151e4c5470" text:style-name="Internet_20_link" text:visited-style-name="Visited_20_Internet_20_Link"><text:span text:style-name="T33">Trello</text:span></text:a><text:span text:style-name="T25">, </text:span><text:a xlink:type="simple" xlink:href="https://www.atlassian.com/software/jira" text:style-name="Internet_20_link" text:visited-style-name="Visited_20_Internet_20_Link"><text:span text:style-name="T33">Jira</text:span></text:a><text:span text:style-name="T25">, or </text:span><text:a xlink:type="simple" xlink:href="https://ora.pm/" text:style-name="Internet_20_link" text:visited-style-name="Visited_20_Internet_20_Link"><text:span text:style-name="T33">Ora</text:span></text:a><text:span text:style-name="T25">. Take a look at each one and choose whichever feels most intuitive to you. Once you've chosen, take some time to familiarize yourself with the tool and its features before moving on.</text:span></text:p>
        </text:list-item>
        <text:list-item>
          <text:p text:style-name="P4"><text:span text:style-name="T3">Create a board that includes at least these 3 columns with these statuses:</text:span></text:p>
          <text:list>
            <text:list-item>
              <text:p text:style-name="P14"><text:span text:style-name="T25">To-do</text:span></text:p>
            </text:list-item>
            <text:list-item>
              <text:p text:style-name="P14"><text:span text:style-name="T25">In-Progress</text:span></text:p>
            </text:list-item>
            <text:list-item>
              <text:p text:style-name="P14"><text:span text:style-name="T25">Done</text:span></text:p>
            </text:list-item>
          </text:list>
        </text:list-item>
        <text:list-item>
          <text:p text:style-name="P4"><text:span text:style-name="T3">Refer to the </text:span><text:a xlink:type="simple" xlink:href="https://images.careerfoundry.com/public/courses/intro-to-frontend/A1_WDv2_Project%20Brief.pdf" text:style-name="Internet_20_link" text:visited-style-name="Visited_20_Internet_20_Link"><text:span text:style-name="T33">project brief</text:span></text:a><text:span text:style-name="T3"> and take a quick look at the content coming up in future Exercises. Then, create “tickets” for your study and project schedules. (For example, you may want to create a ticket for reading through each Exercise, for doing each quiz, etc.)</text:span></text:p>
        </text:list-item>
        <text:list-item>
          <text:p text:style-name="P4"><text:span text:style-name="T3">Take a screenshot of your finished board and upload it here. Feel free to share additional thoughts or ask questions on your submission page.</text:span></text:p>
        </text:list-item>
      </text:list>
      <text:p text:style-name="P3"><text:span text:style-name="T12">Bonus Task 1:</text:span></text:p>
      <text:p text:style-name="P3"><text:span text:style-name="T2">Try writing a few user stories to go along with your project tickets; for example, “As a hiring manager, I want to see links to an applicant’s work examples so that I can easily evaluate them.” You can also group related tickets in various ways depending on which tool you selected. Play around with the tools a bit to find the best layout for you.</text:span></text:p>
      <text:p text:style-name="P3"><text:span text:style-name="T12">Bonus Task 2:</text:span></text:p>
      <text:p text:style-name="P3"><text:span text:style-name="T2">Think you already have a feel for how much effort some of your tasks will take? Give story points a try! For each ticket, estimate the time and effort for the task using story points. Don’t worry too much about estimating correctly. You’ll always be able to re-estimate as you progress through the course!</text:span></text:p>
      <text:p text:style-name="P28"><text:span text:style-name="T39">TIP!</text:span><text:span text:style-name="T5"><text:line-break/>We suggest you save different versions of your deliverables with different file names. You can add v1, v2, or v3 to a filename (e.g., Exercise 4.2-Building a Mood Board-v1). Alternatively, you can add the completion date of a specific version of your deliverable to the filename (e.g., Exercise1.4-Building a Mood Board-09/06/19). This way, you'll be able to present the evolution of your projects in your portfolio or present iterations of your projects in an interview.</text:span></text:p>
      <text:p text:style-name="P29"><text:soft-page-break/></text:p>
      <text:list xml:id="list33649869" text:continue-list="list7913717916560939622" text:style-name="Outline">
        <text:list-item>
          <text:h text:style-name="P32" text:outline-level="1"><text:span text:style-name="T17">1.2: HTML and the Web</text:span></text:h>
        </text:list-item>
      </text:list>
      <text:p text:style-name="P1"><text:span text:style-name="T20"> Estimated Task Time: 1 - 3 hours.</text:span></text:p>
      <text:p text:style-name="P3"><text:span text:style-name="T2">Ready to create the HTML skeleton of your new portfolio site? Before you write any code, you need to find a good text editor. While any text editor would technically work, the best are those with convenient code-writing features such as color coding and auto-indenting. We recommend </text:span><text:a xlink:type="simple" xlink:href="https://atom.io/" text:style-name="Internet_20_link" text:visited-style-name="Visited_20_Internet_20_Link"><text:span text:style-name="T34">Atom</text:span></text:a><text:span text:style-name="T2">, but you can also check out other popular text editors such as </text:span><text:a xlink:type="simple" xlink:href="https://www.sublimetext.com/" text:style-name="Internet_20_link" text:visited-style-name="Visited_20_Internet_20_Link"><text:span text:style-name="T34">Sublime Text</text:span></text:a><text:span text:style-name="T2"> and </text:span><text:a xlink:type="simple" xlink:href="https://code.visualstudio.com/" text:style-name="Internet_20_link" text:visited-style-name="Visited_20_Internet_20_Link"><text:span text:style-name="T34">VS Code</text:span></text:a><text:span text:style-name="T2">. Choose what works best for you!</text:span></text:p>
      <text:p text:style-name="P2"><text:span text:style-name="T2">If you get stuck when working on the Task, try using the Web Inspector to see how elements are presented on another page.</text:span></text:p>
      <text:p text:style-name="P2"><text:span text:style-name="T12">Part 1</text:span></text:p>
      <text:list xml:id="list7644201527071689042" text:style-name="WWNum6">
        <text:list-item>
          <text:p text:style-name="P15"><text:span text:style-name="T25">Open a new file in your text editor and set up your HTML document. Remember, you first need a declaration to tell the browser that this is an HTML document: </text:span><text:span text:style-name="T41">&lt;!DOCTYPE html&gt;</text:span><text:span text:style-name="T25">.</text:span></text:p>
        </text:list-item>
        <text:list-item>
          <text:p text:style-name="P15"><text:span text:style-name="T25">Next, add the </text:span><text:span text:style-name="T41">&lt;html&gt;</text:span><text:span text:style-name="T25">, </text:span><text:span text:style-name="T41">&lt;head&gt;</text:span><text:span text:style-name="T25">, and </text:span><text:span text:style-name="T41">&lt;body&gt;</text:span><text:span text:style-name="T25"> tags. Don’t forget to close the tags! Your </text:span><text:span text:style-name="T41">&lt;head&gt;</text:span><text:span text:style-name="T25"> and </text:span><text:span text:style-name="T41">&lt;body&gt;</text:span><text:span text:style-name="T25"> elements should be nested inside of your </text:span><text:span text:style-name="T41">&lt;html&gt;</text:span><text:span text:style-name="T25"> element.</text:span></text:p>
        </text:list-item>
        <text:list-item>
          <text:p text:style-name="P15"><text:span text:style-name="T25">Inside the </text:span><text:span text:style-name="T41">&lt;head&gt;</text:span><text:span text:style-name="T25"> element, you only need to add the </text:span><text:span text:style-name="T41">&lt;title&gt;</text:span><text:span text:style-name="T25"> element for now, so pick a title you like and add it to the code.</text:span></text:p>
        </text:list-item>
        <text:list-item>
          <text:p text:style-name="P15"><text:span text:style-name="T25">Within the body tag, just write “Hello World” for now.</text:span></text:p>
        </text:list-item>
        <text:list-item>
          <text:p text:style-name="P15"><text:span text:style-name="T25">Save your file as “home.html”.</text:span></text:p>
        </text:list-item>
        <text:list-item>
          <text:p text:style-name="P5"><text:span text:style-name="T3">Once you’ve saved your file, open it in your web browser:</text:span></text:p>
          <text:list>
            <text:list-item>
              <text:p text:style-name="P15"><text:span text:style-name="T25">To do so, double-click on the file in your file explorer, and it should open in your default web browser.</text:span></text:p>
            </text:list-item>
            <text:list-item>
              <text:p text:style-name="P15"><text:span text:style-name="T25">If Chrome isn’t your default web browser, change it to Chrome or right-click on the file and select “Open with” → “Chrome.”</text:span></text:p>
            </text:list-item>
          </text:list>
        </text:list-item>
        <text:list-item>
          <text:p text:style-name="P5"><text:span text:style-name="T3">Add a favicon to your HTML file inside of the </text:span><text:span text:style-name="T41">&lt;head&gt;</text:span><text:span text:style-name="T3"> element using the code from the Exercise. (Hint: look for the </text:span><text:span text:style-name="T41">&lt;link&gt;</text:span><text:span text:style-name="T3"> tag. This can be the same </text:span><text:a xlink:type="simple" xlink:href="http://wikipedia.com/static/favicon/wikipedia.ico" text:style-name="Internet_20_link" text:visited-style-name="Visited_20_Internet_20_Link"><text:span text:style-name="T33">favicon Wikipedia uses</text:span></text:a><text:span text:style-name="T3"> for now.)</text:span></text:p>
        </text:list-item>
        <text:list-item>
          <text:p text:style-name="P5"><text:span text:style-name="T3">After adding your favicon, make sure you save your file. Then, go back to your browser and refresh the site to see your changes. You should now see the favicon on top. Congratulations—you’ve created your first simple HTML site!</text:span></text:p>
        </text:list-item>
      </text:list>
      <text:p text:style-name="P3"><text:span text:style-name="T14">Part 2</text:span></text:p>
      <text:list xml:id="list5841025655964522254" text:style-name="WWNum7">
        <text:list-item>
          <text:p text:style-name="P16"><text:span text:style-name="T27">Take the image of the </text:span><text:a xlink:type="simple" xlink:href="https://images.careerfoundry.com/public/courses/intro-to-frontend/E2_NEW/example_homepage_plain.png" text:style-name="Internet_20_link" text:visited-style-name="Visited_20_Internet_20_Link"><text:span text:style-name="T35">portfolio site design</text:span></text:a><text:span text:style-name="T27"> from above and annotate as many of the HTML tags as you can to create the basic HTML structure. (Tip: To annotate screens, you can use any program you like. We recommend </text:span><text:a xlink:type="simple" xlink:href="https://evernote.com/products/skitch" text:style-name="Internet_20_link" text:visited-style-name="Visited_20_Internet_20_Link"><text:span text:style-name="T35">Skitch</text:span></text:a><text:span text:style-name="T27"> for Mac, </text:span><text:a xlink:type="simple" xlink:href="https://www.techsmith.com/jing-tool.html" text:style-name="Internet_20_link" text:visited-style-name="Visited_20_Internet_20_Link"><text:span text:style-name="T35">Jing</text:span></text:a><text:span text:style-name="T27">, or the built-in snipping tool for Windows.)</text:span></text:p>
        </text:list-item>
        <text:list-item>
          <text:p text:style-name="P16"><text:span text:style-name="T27">Once you’re happy with your code and annotations, save both files and compress them into a single zip file. (If you’re not sure how to compress multiple files into a single zip file, check out these </text:span><text:a xlink:type="simple" xlink:href="https://www.nebraska.gov/NREC/real/realzipfiles.html" text:style-name="Internet_20_link" text:visited-style-name="Visited_20_Internet_20_Link"><text:span text:style-name="T35">instructions on zipping files</text:span></text:a><text:span text:style-name="T27">.) Then, upload the file here. Feel free to share additional thoughts or ask questions on your submission page.</text:span></text:p>
        </text:list-item>
      </text:list>
      <text:p text:style-name="P3"><text:span text:style-name="T14">Bonus Task:</text:span></text:p>
      <text:list xml:id="list6336644401190379197" text:style-name="WWNum8">
        <text:list-item>
          <text:p text:style-name="P17"><text:soft-page-break/><text:span text:style-name="T27">Want to use your own favicon instead of the Wikipedia one? Go ahead and make your own! Once your image is ready, </text:span><text:a xlink:type="simple" xlink:href="http://www.favicomatic.com/" text:style-name="Internet_20_link" text:visited-style-name="Visited_20_Internet_20_Link"><text:span text:style-name="T35">use Favic-o-matic</text:span></text:a><text:span text:style-name="T27"> to ensure it’s “favicon-ready.”</text:span></text:p>
        </text:list-item>
        <text:list-item>
          <text:p text:style-name="P17"><text:span text:style-name="T27">Feel like you’re already ready to move beyond annotating and want to write the HTML structure itself? Go ahead and give it a try! Add the HTML structure to your new “home.html” file and submit it along with the rest of your work. You’ll review it at the start of the next Exercise.</text:span></text:p>
        </text:list-item>
      </text:list>
      <text:list xml:id="list33645020" text:continue-list="list33649869" text:style-name="Outline">
        <text:list-item>
          <text:h text:style-name="P32" text:outline-level="1"><text:span text:style-name="T18">1.3: HTML Semantics</text:span></text:h>
        </text:list-item>
      </text:list>
      <text:p text:style-name="P1"><text:span text:style-name="T20"> </text:span></text:p>
      <text:p text:style-name="P1"><text:span text:style-name="T20">Estimated Task Time: 1 - 3 hours.</text:span></text:p>
      <text:p text:style-name="P3"><text:span text:style-name="T2">In this Task, you’ll create additional pages for your portfolio site using the recommended structure discussed in the Exercise. Remember that you can always preview your site by double-clicking your HTML file from a file explorer and opening it directly in your default browser.</text:span></text:p>
      <text:p text:style-name="P3"><text:span text:style-name="T12">Directions</text:span></text:p>
      <text:list xml:id="list2524397838341477006" text:style-name="WWNum5">
        <text:list-item>
          <text:p text:style-name="P6"><text:span text:style-name="T3">Create a folder structure for your website:</text:span></text:p>
          <text:list>
            <text:list-item>
              <text:p text:style-name="P18"><text:span text:style-name="T25">The structure should include a folder for your images and the upcoming CSS files.</text:span></text:p>
            </text:list-item>
            <text:list-item>
              <text:p text:style-name="P18"><text:span text:style-name="T25">Rename your HTML file from the previous Exercise to “index.html”.</text:span></text:p>
            </text:list-item>
          </text:list>
        </text:list-item>
        <text:list-item>
          <text:p text:style-name="P6"><text:span text:style-name="T3">Add additional HTML pages to the new folder.</text:span></text:p>
          <text:list>
            <text:list-item>
              <text:p text:style-name="P18"><text:span text:style-name="T25">Create a “contact.html” page.</text:span></text:p>
            </text:list-item>
            <text:list-item>
              <text:p text:style-name="P18"><text:span text:style-name="T25">Create an “about.html” page.</text:span></text:p>
            </text:list-item>
          </text:list>
        </text:list-item>
        <text:list-item>
          <text:p text:style-name="P6"><text:span text:style-name="T3">Build a header with a logo and a set of navigation links, then copy-paste it in all your files.</text:span></text:p>
          <text:list>
            <text:list-item>
              <text:p text:style-name="P18"><text:span text:style-name="T25">Add the HTML5 </text:span><text:span text:style-name="T41">&lt;header&gt;&lt;/header&gt;</text:span><text:span text:style-name="T25"> element to “index.html” and add your logo and navigation inside it.</text:span></text:p>
            </text:list-item>
            <text:list-item>
              <text:p text:style-name="P18"><text:span text:style-name="T25">Create a navigation using the HTML5 tag </text:span><text:span text:style-name="T41">&lt;nav&gt;&lt;/nav&gt;</text:span><text:span text:style-name="T25"> inside the header and copy the whole header over to the contact and about pages.</text:span></text:p>
            </text:list-item>
          </text:list>
        </text:list-item>
        <text:list-item>
          <text:p text:style-name="P6"><text:span text:style-name="T3">Add contact information to your contact page.</text:span></text:p>
          <text:list>
            <text:list-item>
              <text:p text:style-name="P18"><text:span text:style-name="T25">Add a linked email address.</text:span></text:p>
            </text:list-item>
            <text:list-item>
              <text:p text:style-name="P18"><text:span text:style-name="T25">Add a linked telephone number or voice/video chat contact information.</text:span></text:p>
            </text:list-item>
            <text:list-item>
              <text:p text:style-name="P18"><text:span text:style-name="T25">Add a call-to-action link.</text:span></text:p>
            </text:list-item>
          </text:list>
        </text:list-item>
        <text:list-item>
          <text:p text:style-name="P6"><text:span text:style-name="T3">Update your footer.</text:span></text:p>
          <text:list>
            <text:list-item>
              <text:p text:style-name="P18"><text:span text:style-name="T25">Add SVG icons for your “Find me on” section in the footer.</text:span></text:p>
            </text:list-item>
            <text:list-item>
              <text:p text:style-name="P18"><text:span text:style-name="T25">Replace the div tags with HTML5 </text:span><text:span text:style-name="T41">&lt;footer&gt;</text:span><text:span text:style-name="T25"> tags.</text:span></text:p>
            </text:list-item>
          </text:list>
        </text:list-item>
        <text:list-item>
          <text:p text:style-name="P6"><text:span text:style-name="T3">Once you’re happy with your code, save it and create a zip file of all the folders within your new website’s file structure.</text:span></text:p>
        </text:list-item>
        <text:list-item>
          <text:p text:style-name="P6"><text:soft-page-break/><text:span text:style-name="T3">Upload your zip file here. Feel free to share additional thoughts or ask questions on your submission page.</text:span></text:p>
        </text:list-item>
      </text:list>
      <text:p text:style-name="P28"><text:span text:style-name="T40">NOTE!</text:span><text:span text:style-name="T7"><text:line-break/>Make sure all your HTML files are properly indented!</text:span></text:p>
      <text:p text:style-name="P3"><text:span text:style-name="T14">Bonus Task:</text:span></text:p>
      <text:p text:style-name="P3"><text:span text:style-name="T6">Looking for additional practice with forms? Create a </text:span><text:a xlink:type="simple" xlink:href="https://codepen.io/" text:style-name="Internet_20_link" text:visited-style-name="Visited_20_Internet_20_Link"><text:span text:style-name="T36">CodePen</text:span></text:a><text:span text:style-name="T6"> with a contact form. Save the CodePen and add the link to your submission. You’ll be able to add the contact form to your portfolio page after Achievement 3, once you’ve learned about server-side programming.</text:span></text:p>
      <text:list xml:id="list33673602" text:continue-list="list33645020" text:style-name="Outline">
        <text:list-item>
          <text:h text:style-name="P32" text:outline-level="1"><text:span text:style-name="T19">1.4: Advanced HTML &amp; Web Accessibility</text:span></text:h>
        </text:list-item>
      </text:list>
      <text:p text:style-name="P1"><text:span text:style-name="T21"> Estimated Task Time: 1 - 3 hours.</text:span></text:p>
      <text:p text:style-name="P1"><text:span text:style-name="T3">In this Task, you’ll include additional content in your about and contact pages and make your portfolio site project accessible. Remember—to preview your site, just double-click your HTML file from the Finder window or from your file explorer to open it directly in your default browser.</text:span></text:p>
      <text:p text:style-name="P1"><text:span text:style-name="T13">Directions</text:span></text:p>
      <text:list xml:id="list3274452290295082817" text:style-name="WWNum2">
        <text:list-item>
          <text:p text:style-name="P30"><text:span text:style-name="T3">Add a form to your contact page:</text:span></text:p>
          <text:list>
            <text:list-item>
              <text:p text:style-name="P31"><text:span text:style-name="T43">Add a contact form to your “contact.html” page (you can also reuse the one from the bonus task in your CodePen).</text:span></text:p>
            </text:list-item>
            <text:list-item>
              <text:p text:style-name="P31"><text:span text:style-name="T23">Validation: Make sure your form includes HTML5 form validation.</text:span></text:p>
            </text:list-item>
            <text:list-item>
              <text:p text:style-name="P31"><text:span text:style-name="T23">Accessibility: Make sure your form includes labels for each input field.</text:span></text:p>
            </text:list-item>
          </text:list>
        </text:list-item>
        <text:list-item>
          <text:p text:style-name="P30"><text:span text:style-name="T23">Add content to your about page:</text:span></text:p>
          <text:list>
            <text:list-item>
              <text:p text:style-name="P31"><text:span text:style-name="T23">Add some information about yourself to the about page.</text:span></text:p>
            </text:list-item>
            <text:list-item>
              <text:p text:style-name="P31"><text:span text:style-name="T23">Add a table to your about page (e.g., regarding your skills, years of experience, etc.).</text:span></text:p>
            </text:list-item>
            <text:list-item>
              <text:p text:style-name="P31"><text:span text:style-name="T23">Accessibility: Make sure the content is structured semantically.</text:span></text:p>
            </text:list-item>
            <text:list-item>
              <text:p text:style-name="P31"><text:span text:style-name="T23">Accessibility: Make sure the data tables are using all necessary tags (e.g., thead, tbody, etc.).</text:span></text:p>
            </text:list-item>
          </text:list>
        </text:list-item>
        <text:list-item>
          <text:p text:style-name="P30"><text:span text:style-name="T3">Make your portfolio site project accessible:</text:span></text:p>
          <text:list>
            <text:list-item>
              <text:p text:style-name="P27"><text:span text:style-name="T23">Add the accessibility checker “</text:span><text:a xlink:type="simple" xlink:href="http://khan.github.io/tota11y/" text:style-name="Internet_20_link" text:visited-style-name="Visited_20_Internet_20_Link"><text:span text:style-name="T38">tota11y</text:span></text:a><text:span text:style-name="T23">” to your site and try to remove all errors. To do so, follow the steps provided earlier in the Exercise to create a new “tota11y.min.js” file and link to it in your HTML files. <text:s text:c="2"/></text:span><text:span text:style-name="T24">https://github.com/Khan/tota11y/releases/tag/0.1.6</text:span></text:p>
            </text:list-item>
            <text:list-item>
              <text:p text:style-name="P31"><text:span text:style-name="T25">Add alt text to all of your images.</text:span></text:p>
            </text:list-item>
            <text:list-item>
              <text:p text:style-name="P31"><text:span text:style-name="T25">Add </text:span><text:span text:style-name="T41">role</text:span><text:span text:style-name="T25"> attributes to your navigation.</text:span></text:p>
            </text:list-item>
            <text:list-item>
              <text:p text:style-name="P31"><text:span text:style-name="T25">Make sure you use all semantic HTML tags (e.g., </text:span><text:span text:style-name="T41">&lt;footer&gt;</text:span><text:span text:style-name="T25">, </text:span><text:span text:style-name="T41">&lt;header&gt;</text:span><text:span text:style-name="T25">, </text:span><text:span text:style-name="T41">&lt;nav&gt;</text:span><text:span text:style-name="T25">, etc.).</text:span></text:p>
            </text:list-item>
          </text:list>
        </text:list-item>
        <text:list-item>
          <text:p text:style-name="P30"><text:span text:style-name="T3">Once you’re happy with your code, save it and create a zip file of all the folders within your website’s structure.</text:span></text:p>
        </text:list-item>
        <text:list-item>
          <text:p text:style-name="P30"><text:soft-page-break/><text:span text:style-name="T3">Upload your zip file here. Feel free to share additional thoughts or ask questions on your submission page.</text:span></text:p>
        </text:list-item>
      </text:list>
      <text:p text:style-name="Standard"/>
      <text:p text:style-name="Standard"/>
      <text:p text:style-name="Standard"/>
      <text:p text:style-name="Standard"/>
      <text:p text:style-name="Standard"/>
      <text:list xml:id="list33673009" text:continue-list="list33673602" text:style-name="Outline">
        <text:list-item>
          <text:h text:style-name="P32" text:outline-level="1"><text:span text:style-name="T18">1.5: CSS &amp; The Look of Your Website</text:span></text:h>
        </text:list-item>
      </text:list>
      <text:p text:style-name="P1"><text:span text:style-name="T20"> Estimated Task Time: 1 - 3 hours.</text:span></text:p>
      <text:p text:style-name="P3"><text:span text:style-name="T2">In this Task, you’ll begin styling your website by creating and linking a CSS style sheet to your HTML files. Note that if you’ve linked your CSS file properly, you should be able to double-click your HTML file to open it directly in your default browser. You can then see all the styling you’ve applied. When you add something to your CSS file, you first need to save it, then refresh your browser to see the change.</text:span></text:p>
      <text:p text:style-name="P3"><text:span text:style-name="T12">Directions</text:span></text:p>
      <text:list xml:id="list8392609158192566406" text:style-name="WWNum3">
        <text:list-item>
          <text:p text:style-name="P19"><text:span text:style-name="T25">Create a new file called “styles.css” in the CSS folder of your project.</text:span></text:p>
        </text:list-item>
        <text:list-item>
          <text:p text:style-name="P19"><text:span text:style-name="T26">Link</text:span><text:span text:style-name="T25"> your new CSS file to the index, about, and contact page HTML files of your portfolio site.</text:span></text:p>
        </text:list-item>
        <text:list-item>
          <text:p text:style-name="P7"><text:bookmark-start text:name="Bookmark"/><text:span text:style-name="T4">Add styling</text:span><text:span text:style-name="T3"> </text:span><text:bookmark-end text:name="Bookmark"/><text:span text:style-name="T3">to your portfolio project page:</text:span></text:p>
          <text:list>
            <text:list-item>
              <text:p text:style-name="P19"><text:span text:style-name="T25">Reset the default browser stylings.</text:span></text:p>
            </text:list-item>
            <text:list-item>
              <text:p text:style-name="P19"><text:span text:style-name="T25">Define your colors.</text:span></text:p>
            </text:list-item>
            <text:list-item>
              <text:p text:style-name="P19"><text:span text:style-name="T25">Pick at least one font from </text:span><text:a xlink:type="simple" xlink:href="https://fonts.google.com/" text:style-name="Internet_20_link" text:visited-style-name="Visited_20_Internet_20_Link"><text:span text:style-name="T33">Google Fonts</text:span></text:a><text:span text:style-name="T25">.</text:span></text:p>
            </text:list-item>
            <text:list-item>
              <text:p text:style-name="P19"><text:span text:style-name="T25">Define font sizes and line heights for default text elements (body, headers, etc.).</text:span></text:p>
            </text:list-item>
            <text:list-item>
              <text:p text:style-name="P19"><text:span text:style-name="T25">Create link stylings with different stylings for normal, hover, active, and visited states.</text:span></text:p>
            </text:list-item>
            <text:list-item>
              <text:p text:style-name="P19"><text:span text:style-name="T25">Include at least one button somewhere on your page and give it stylings for normal and hover states (e.g., decrease its opacity and have the mouse turn into a hand pointer on hover).</text:span></text:p>
            </text:list-item>
          </text:list>
        </text:list-item>
        <text:list-item>
          <text:p text:style-name="P7"><text:span text:style-name="T3">Once you’re happy with your code, save it and create a zip file of the folders within your new website structure.</text:span></text:p>
        </text:list-item>
        <text:list-item>
          <text:p text:style-name="P7"><text:span text:style-name="T3">Upload your zip file here. Feel free to share additional thoughts or ask questions on your submission page.</text:span></text:p>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list xml:id="list33643920" text:continue-list="list33673009" text:style-name="Outline">
        <text:list-item>
          <text:h text:style-name="P32" text:outline-level="1"><text:span text:style-name="T18">1.6: Advanced CSS Layout</text:span></text:h>
        </text:list-item>
      </text:list>
      <text:p text:style-name="P2"><text:span text:style-name="T21">Estimated Task Time: 4 - 6 hours.</text:span></text:p>
      <text:p text:style-name="P3"><text:span text:style-name="T3">In this Task, you’ll be using CSS to style the layout of your HTML file. Remember that you can preview your site by double-clicking on your HTML file to open it directly in your default browser. You’ll then be able to see all the styling you’ve done. When you add something to your CSS file, make sure you save it before refreshing your browser. Otherwise, the changes won’t take effect.</text:span></text:p>
      <text:p text:style-name="P3"><text:span text:style-name="T13">Directions</text:span></text:p>
      <text:list xml:id="list7363997160333216721" text:style-name="WWNum4">
        <text:list-item>
          <text:p text:style-name="P8"><text:span text:style-name="T3">Create a layout for your portfolio page.</text:span></text:p>
          <text:list>
            <text:list-item>
              <text:p text:style-name="P20"><text:span text:style-name="T25">Replace the placeholder logo with a real logo and add some spacing.</text:span></text:p>
            </text:list-item>
            <text:list-item>
              <text:p text:style-name="P20"><text:span text:style-name="T25">Set the </text:span><text:span text:style-name="T41">box-sizing</text:span><text:span text:style-name="T25"> to </text:span><text:span text:style-name="T41">border-box</text:span><text:span text:style-name="T25"> on all your elements.</text:span></text:p>
            </text:list-item>
            <text:list-item>
              <text:p text:style-name="P20"><text:span text:style-name="T25">Create a Flexbox layout for your header bar.</text:span></text:p>
            </text:list-item>
            <text:list-item>
              <text:p text:style-name="P20"><text:span text:style-name="T25">Align your profile image and your welcome text.</text:span></text:p>
            </text:list-item>
          </text:list>
        </text:list-item>
        <text:list-item>
          <text:p text:style-name="P8"><text:span text:style-name="T3">Add a new page for your work examples and create a grid layout.</text:span></text:p>
          <text:list>
            <text:list-item>
              <text:p text:style-name="P20"><text:span text:style-name="T25">Copy the contents of one of your other HTML pages to use as the baseline for your “work.html” file.</text:span></text:p>
            </text:list-item>
            <text:list-item>
              <text:p text:style-name="P20"><text:span text:style-name="T25">Add a link to “work.html” to your navigation.</text:span></text:p>
            </text:list-item>
            <text:list-item>
              <text:p text:style-name="P20"><text:span text:style-name="T25">Add a grid layout to “work.html” with at least 4 grid child items.</text:span></text:p>
            </text:list-item>
          </text:list>
        </text:list-item>
        <text:list-item>
          <text:p text:style-name="P8"><text:span text:style-name="T3">Add a layout for your footer.</text:span></text:p>
          <text:list>
            <text:list-item>
              <text:p text:style-name="P20"><text:span text:style-name="T25">Pick any of the layout methods you just learned to align your footer.</text:span></text:p>
            </text:list-item>
            <text:list-item>
              <text:p text:style-name="P20"><text:span text:style-name="T25">Center the footer's content.</text:span></text:p>
            </text:list-item>
          </text:list>
        </text:list-item>
        <text:list-item>
          <text:p text:style-name="P8"><text:span text:style-name="T3">Once you’re happy with your code, save it and create a zip file of the folders within your new website structure.</text:span></text:p>
        </text:list-item>
        <text:list-item>
          <text:p text:style-name="P8"><text:soft-page-break/><text:span text:style-name="T3">Upload your zip file here. Feel free to share additional thoughts or ask questions on your submission page.</text:span></text:p>
        </text:list-item>
      </text:list>
      <text:p text:style-name="P3"><text:span text:style-name="T13">Bonus Task:</text:span></text:p>
      <text:p text:style-name="P3"><text:span text:style-name="T3">Play the games mentioned in the text to learn the basics of Flexbox and the new CSS grid. Take a screenshot when you reach the last level and include the screenshots in your zip file.</text:span></text:p>
      <text:p text:style-name="P3"><text:span text:style-name="T11">Rubric</text:span></text:p>
      <text:p text:style-name="P3"><text:span text:style-name="T3">Refer to the categories below to see how to meet the requirements of the approved stage</text:span></text:p>
      <text:p text:style-name="P13"/>
      <text:p text:style-name="P13"/>
      <text:list xml:id="list33658044" text:continue-list="list33643920" text:style-name="Outline">
        <text:list-item>
          <text:h text:style-name="P32" text:outline-level="1"><text:span text:style-name="T18">1.7: Advanced Topics in CSS</text:span></text:h>
        </text:list-item>
      </text:list>
      <text:p text:style-name="P1"><text:span text:style-name="T20"> Estimated Task Time: 4 - 6 hours.</text:span></text:p>
      <text:p text:style-name="P2"><text:span text:style-name="T2">In this Task, you’ll use advanced CSS to add transitions and animations to your about page as well as make it responsive. If you’d prefer to work on your home and/or contact pages, this is also fine, so long as you add transitions and animations to a minimum of 1 page on your site.</text:span></text:p>
      <text:p text:style-name="P2"><text:span text:style-name="T2">Remember that you can preview your site by double-clicking on your HTML file to open it directly in your default browser. You’ll then be able to see all the styling you’ve done. When you add something to your CSS file, make sure you save it before refreshing your browser. Otherwise, the changes won’t take effect.</text:span></text:p>
      <text:p text:style-name="P3"><text:span text:style-name="T12">Directions</text:span></text:p>
      <text:list xml:id="list4321712201544745942" text:style-name="WWNum10">
        <text:list-item>
          <text:p text:style-name="P9"><text:span text:style-name="T3">Add a @media query for smaller screen sizes.</text:span></text:p>
          <text:list>
            <text:list-item>
              <text:p text:style-name="P21"><text:span text:style-name="T25">Adjust your 4-column grid to a 2-column or 1-column grid.</text:span></text:p>
            </text:list-item>
            <text:list-item>
              <text:p text:style-name="P21"><text:span text:style-name="T25">Make the heading 1 smaller.</text:span></text:p>
            </text:list-item>
            <text:list-item>
              <text:p text:style-name="P21"><text:span text:style-name="T25">Experiment with different screen sizes to make sure your pages are responsive.</text:span></text:p>
            </text:list-item>
          </text:list>
        </text:list-item>
        <text:list-item>
          <text:p text:style-name="P9"><text:span text:style-name="T3">Select one page of your website for more advanced CSS styling (e.g., the about page).</text:span></text:p>
        </text:list-item>
        <text:list-item>
          <text:p text:style-name="P9"><text:span text:style-name="T3">Add CSS transitions to your selected page.</text:span></text:p>
          <text:list>
            <text:list-item>
              <text:p text:style-name="P21"><text:span text:style-name="T25">Add a transition to your buttons.</text:span></text:p>
            </text:list-item>
            <text:list-item>
              <text:p text:style-name="P21"><text:span text:style-name="T25">Optional: Add transitions to your links.</text:span></text:p>
            </text:list-item>
          </text:list>
        </text:list-item>
        <text:list-item>
          <text:p text:style-name="P9"><text:span text:style-name="T3">Add an illustration to your page and animate it.</text:span></text:p>
          <text:list>
            <text:list-item>
              <text:p text:style-name="P21"><text:span text:style-name="T25">Suggestion: Pick an SVG illustration of your hometown.</text:span></text:p>
            </text:list-item>
            <text:list-item>
              <text:p text:style-name="P21"><text:span text:style-name="T25">Add one animation to the illustration with CSS.</text:span></text:p>
            </text:list-item>
            <text:list-item>
              <text:p text:style-name="P21"><text:span text:style-name="T25">Optional: Add multiple animations with rotate, scale, translate, etc.</text:span></text:p>
            </text:list-item>
          </text:list>
        </text:list-item>
        <text:list-item>
          <text:p text:style-name="P9"><text:soft-page-break/><text:span text:style-name="T3">Once you’re happy with your code, save it and create a zip file of the folders within your new website structure.</text:span></text:p>
        </text:list-item>
        <text:list-item>
          <text:p text:style-name="P9"><text:span text:style-name="T3">Upload your zip file here. Feel free to share additional thoughts or ask questions on your submission page.</text:span></text:p>
        </text:list-item>
      </text:list>
      <text:p text:style-name="P3"><text:span text:style-name="T15">Bonus Task</text:span><text:span text:style-name="T8">:</text:span></text:p>
      <text:p text:style-name="P3"><text:span text:style-name="T8">Take a look at Foundation or Bootstrap and create an interactive prototype.</text:span></text:p>
      <text:list xml:id="list1642781919815266220" text:style-name="WWNum11">
        <text:list-item>
          <text:p text:style-name="P22"><text:span text:style-name="T28">Think of a process you want to make a prototype for (e.g., registering for an online service, signing up for a newsletter, etc.).</text:span></text:p>
        </text:list-item>
        <text:list-item>
          <text:p text:style-name="P22"><text:span text:style-name="T28">The prototype should consist of at least 3 steps that are linked to each other (e.g., a homepage with a register button, a registration page, a confirmation page, etc.).</text:span></text:p>
        </text:list-item>
        <text:list-item>
          <text:p text:style-name="P22"><text:span text:style-name="T28">Create a hand-drawn sketch of the steps.</text:span></text:p>
        </text:list-item>
        <text:list-item>
          <text:p text:style-name="P22"><text:span text:style-name="T28">Use a CSS framework to create an interactive prototype for your steps.</text:span></text:p>
        </text:list-item>
        <text:list-item>
          <text:p text:style-name="P22"><text:span text:style-name="T28">Add the prototype to your zip file.</text:span></text:p>
        </text:list-item>
      </text:list>
      <text:list xml:id="list33660698" text:continue-list="list33658044" text:style-name="Outline">
        <text:list-item>
          <text:h text:style-name="P32" text:outline-level="1"><text:span text:style-name="T18">1.8: CSS Preprocessors &amp; CSS Variables</text:span></text:h>
        </text:list-item>
      </text:list>
      <text:p text:style-name="P1"><text:span text:style-name="T20"> Estimated Task Time: 4 - 6 hours.</text:span></text:p>
      <text:p text:style-name="P3"><text:span text:style-name="T9">In this Task, you’ll do two things: practice working with SCSS and add CSS variables to your project.</text:span></text:p>
      <text:p text:style-name="P3"><text:span text:style-name="T9">Remember that you can preview your site by double-clicking on your HTML file to open it directly in your default browser. You’ll then be able to see all the styling you’ve done. When you add something to your CSS file, make sure you save it before refreshing your browser. Otherwise, the changes won’t take effect.</text:span></text:p>
      <text:p text:style-name="P3"><text:span text:style-name="T16">Step 1: Rewrite the CSS in this CodePen as SCSS.</text:span></text:p>
      <text:list xml:id="list8318435760057946650" text:style-name="WWNum12">
        <text:list-item>
          <text:p text:style-name="P10"><text:span text:style-name="T10">Open this </text:span><text:span text:style-name="T10"> and fork it (you can fork a CodePen by using the “Fork” button in the top-right navigation bar). This creates a link that you can upload later once you’re done with the Task.</text:span></text:p>
        </text:list-item>
        <text:list-item>
          <text:p text:style-name="P10"><text:span text:style-name="T10">Rewrite all the plain CSS in the CodePen as SCSS. The CodePen itself is already set to SCSS, so you can simply start writing your SCSS. If something’s not working or your changes aren’t visible, you might have written invalid SCSS. You can check by pasting your SCSS into SassMeister.</text:span></text:p>
          <text:list>
            <text:list-item>
              <text:p text:style-name="P23"><text:span text:style-name="T29">Replace all colors with color variables.</text:span></text:p>
            </text:list-item>
            <text:list-item>
              <text:p text:style-name="P23"><text:span text:style-name="T29">There should be a lighter and a darker version of the primary color, which you should use as background-colors for the boxes (see class names).</text:span></text:p>
            </text:list-item>
            <text:list-item>
              <text:p text:style-name="P23"><text:span text:style-name="T29">Add a </text:span><text:span text:style-name="T42">:hover</text:span><text:span text:style-name="T29"> pseudo class to the boxes (in a nested style) that removes the box-shadow on hover.</text:span></text:p>
            </text:list-item>
            <text:list-item>
              <text:p text:style-name="P23"><text:span text:style-name="T29">Create a parent class (shared class defined with %) that gets extended for all boxes and includes all the properties that the boxes share.</text:span></text:p>
            </text:list-item>
          </text:list>
        </text:list-item>
      </text:list>
      <text:p text:style-name="P3"><text:span text:style-name="T16">Step 2: Add CSS variables to your own project’s CSS file.</text:span></text:p>
      <text:list xml:id="list1418226047290944780" text:style-name="WWNum13">
        <text:list-item>
          <text:p text:style-name="P24"><text:span text:style-name="T29">Now, head back to your own project and the “styles.css” file for your portfolio page.</text:span></text:p>
        </text:list-item>
        <text:list-item>
          <text:p text:style-name="P24"><text:span text:style-name="T29">Replace all your colors with </text:span><text:span text:style-name="T32">native CSS color variables</text:span><text:span text:style-name="T29">.</text:span></text:p>
        </text:list-item>
        <text:list-item>
          <text:p text:style-name="P24"><text:soft-page-break/><text:span text:style-name="T29">Replace any other repetitive values (e.g., font-weight, font-size, etc.) as variables, as well.</text:span></text:p>
        </text:list-item>
        <text:list-item>
          <text:p text:style-name="P24"><text:span text:style-name="T29">Postprocess your CSS file once you’re done.</text:span></text:p>
          <text:list>
            <text:list-item>
              <text:p text:style-name="P24"><text:span text:style-name="T29">Copy the content of your CSS file and paste it into the </text:span><text:a xlink:type="simple" xlink:href="https://madlittlemods.github.io/postcss-css-variables/playground/" text:style-name="Internet_20_link" text:visited-style-name="Visited_20_Internet_20_Link"><text:span text:style-name="T37">PostCSS playground</text:span></text:a><text:span text:style-name="T29"> for converting variables.</text:span></text:p>
            </text:list-item>
            <text:list-item>
              <text:p text:style-name="P24"><text:span text:style-name="T29">Copy the output of the PostCSS playground and paste it into the </text:span><text:a xlink:type="simple" xlink:href="http://autoprefixer.github.io/" text:style-name="Internet_20_link" text:visited-style-name="Visited_20_Internet_20_Link"><text:span text:style-name="T37">autoprefixer</text:span></text:a><text:span text:style-name="T29">.</text:span></text:p>
            </text:list-item>
            <text:list-item>
              <text:p text:style-name="P24"><text:span text:style-name="T29">Create a new file called “style.production.css” and paste the output of the autoprefixer into the file.</text:span></text:p>
            </text:list-item>
            <text:list-item>
              <text:p text:style-name="P24"><text:span text:style-name="T30">Important:</text:span><text:span text:style-name="T29"> Make sure you keep (and turn in) not only your new “style.production.css” file but also your “styles.css” file. Any future changes to your CSS should be made through your original “styles.css” files, then this process should be repeated again to create a new “style.production.css” file.</text:span></text:p>
            </text:list-item>
            <text:list-item>
              <text:p text:style-name="P24"><text:span text:style-name="T29">Update the links to your CSS file in all your HTML files (they should now point to your “style.production.css” file).</text:span></text:p>
            </text:list-item>
          </text:list>
        </text:list-item>
      </text:list>
      <text:p text:style-name="P3"><text:span text:style-name="T16">Step 3:</text:span></text:p>
      <text:p text:style-name="P3"><text:span text:style-name="T9">Once you’re happy with your code, save it and create a zip file for your project.</text:span></text:p>
      <text:p text:style-name="P3"><text:span text:style-name="T16">Step 4:</text:span></text:p>
      <text:p text:style-name="P3"><text:span text:style-name="T9">Upload your zip file and the link to the forked CodePen here. Feel free to share additional thoughts or ask questions on your submission page.</text:span></text:p>
      <text:list xml:id="list33664094" text:continue-list="list33660698" text:style-name="Outline">
        <text:list-item>
          <text:h text:style-name="P32" text:outline-level="1"><text:span text:style-name="T1">1.9: Git &amp; Version Control</text:span></text:h>
        </text:list-item>
      </text:list>
      <text:p text:style-name="P1"><text:span text:style-name="T20"> Estimated Task Time: 1 - 3 hours.</text:span></text:p>
      <text:p text:style-name="P3"><text:span text:style-name="T2">In this Task, you’ll set up a GitHub account for your project and make some changes to your website before pushing them to GitHub. You’ll also work on finishing up your portfolio website by replacing any remaining placeholder text and images with your own content.</text:span></text:p>
      <text:p text:style-name="P28"><text:span text:style-name="T39">IMPORTANT NOTE!</text:span><text:span text:style-name="T5"><text:line-break/>If, at this point in the course, you're uncomfortable uploading your real name and photo to your portfolio site, you're free to use an alias and placeholder image. We know that many of our students are already working jobs while taking this course, and that releasing info about wanting to change careers could lead to trouble with a current employer. If you're worried about this, you're free to use an alias until you're ready to start promoting your site and begin your job search. In this case, please still follow the directions for the Task as closely as possible, but switch out any mention of your real name with an alias (and find a stock photo or other image to use as your profile picture). This way, once you're ready to release your portfolio site into the wild at the end of the course, you'll be able to quickly switch in your real information.</text:span></text:p>
      <text:p text:style-name="P3"><text:span text:style-name="T12">Directions</text:span></text:p>
      <text:list xml:id="list1318834935850925281" text:style-name="WWNum14">
        <text:list-item>
          <text:p text:style-name="P25"><text:span text:style-name="T25">Set up a </text:span><text:a xlink:type="simple" xlink:href="https://github.com/" text:style-name="Internet_20_link" text:visited-style-name="Visited_20_Internet_20_Link"><text:span text:style-name="T33">GitHub account</text:span></text:a><text:span text:style-name="T25">. <text:s/></text:span><text:span text:style-name="T45">DONE</text:span></text:p>
        </text:list-item>
        <text:list-item>
          <text:p text:style-name="P25"><text:span text:style-name="T25">Download and install </text:span><text:a xlink:type="simple" xlink:href="https://desktop.github.com/" text:style-name="Internet_20_link" text:visited-style-name="Visited_20_Internet_20_Link"><text:span text:style-name="T33">GitHub Desktop</text:span></text:a><text:span text:style-name="T25">. <text:s/></text:span><text:span text:style-name="T45">DONE</text:span></text:p>
        </text:list-item>
        <text:list-item>
          <text:p text:style-name="P25"><text:span text:style-name="T25">Create a new project for your website in GitHub Desktop. <text:s/></text:span><text:span text:style-name="T45">DONE</text:span></text:p>
        </text:list-item>
        <text:list-item>
          <text:p text:style-name="P25"><text:soft-page-break/><text:span text:style-name="T25">Publish your local repository to an online repository called “website-portfolio” (or something similar) on GitHub. <text:s/></text:span><text:span text:style-name="T45">DONE</text:span></text:p>
        </text:list-item>
        <text:list-item>
          <text:p text:style-name="P11"><text:span text:style-name="T3">Make some real changes to your project:</text:span></text:p>
          <text:list>
            <text:list-item>
              <text:p text:style-name="P25"><text:span text:style-name="T25">Change the page title of your “contact.html” file to something indicating that this is a contact page, for example “Contact Lisa Gringl,” then commit that change using a reasonable commit message. <text:s/></text:span><text:span text:style-name="T45">DONE</text:span></text:p>
            </text:list-item>
            <text:list-item>
              <text:p text:style-name="P25"><text:span text:style-name="T25">Change the page title of your “about.html” file in the same way. <text:s/></text:span><text:span text:style-name="T45">DONE</text:span></text:p>
            </text:list-item>
            <text:list-item>
              <text:p text:style-name="P25"><text:span text:style-name="T25">If you haven’t done so yet, replace the placeholder titles, logo (text or image), and project images in all your HTML files. <text:s text:c="2"/></text:span><text:span text:style-name="T45">DONE</text:span></text:p>
            </text:list-item>
            <text:list-item>
              <text:p text:style-name="P25"><text:span text:style-name="T25">If you haven’t done so yet, finalize the text on your pages, as well.</text:span></text:p>
            </text:list-item>
          </text:list>
        </text:list-item>
        <text:list-item>
          <text:p text:style-name="P11"><text:span text:style-name="T3">Commit the changes you’ve made to your project. Make sure to follow the standards you learned when creating commit messages.</text:span></text:p>
        </text:list-item>
        <text:list-item>
          <text:p text:style-name="P11"><text:span text:style-name="T3">Push your changes to GitHub.</text:span></text:p>
        </text:list-item>
        <text:list-item>
          <text:p text:style-name="P11"><text:span text:style-name="T3">Submit the GitHub repository link to your project here. Feel free to share additional thoughts or ask questions on your submission page.</text:span></text:p>
        </text:list-item>
      </text:list>
      <text:p text:style-name="Standard"/>
      <text:p text:style-name="Standard"/>
      <text:p text:style-name="Standard"/>
      <text:p text:style-name="Standard"/>
      <text:list xml:id="list33655752" text:continue-list="list33664094" text:style-name="Outline">
        <text:list-item>
          <text:h text:style-name="P32" text:outline-level="1"><text:span text:style-name="T1">1.10: Code Quality, Testing, and Web Hosting</text:span></text:h>
        </text:list-item>
      </text:list>
      <text:p text:style-name="P1"><text:span text:style-name="T20"> Estimated Task Time: 4 - 6 hours.</text:span></text:p>
      <text:p text:style-name="P3"><text:span text:style-name="T2">In this Task, you’ll add code linters for HTML and CSS to your development environment (i.e., your text editor, Atom) and fix any errors and warnings that pop up. Then, you’ll test your portfolio page in all modern browsers. Finally, you’ll upload your portfolio site to a web server to make it publically available.</text:span></text:p>
      <text:p text:style-name="P3"><text:span text:style-name="T12">Directions</text:span></text:p>
      <text:list xml:id="list6949844433988981230" text:style-name="WWNum15">
        <text:list-item>
          <text:p text:style-name="P12"><text:span text:style-name="T3">Add code linters to your development environment:</text:span></text:p>
          <text:list>
            <text:list-item>
              <text:p text:style-name="P26"><text:span text:style-name="T25">At least one of your choice for HTML and CSS</text:span></text:p>
            </text:list-item>
            <text:list-item>
              <text:p text:style-name="P26"><text:span text:style-name="T25">The W3C code linter</text:span></text:p>
            </text:list-item>
          </text:list>
        </text:list-item>
        <text:list-item>
          <text:p text:style-name="P12"><text:span text:style-name="T3">Run your HTML code through the W3C validator.</text:span></text:p>
        </text:list-item>
        <text:list-item>
          <text:p text:style-name="P12"><text:span text:style-name="T3">Find all warnings and errors and fix them.</text:span></text:p>
        </text:list-item>
        <text:list-item>
          <text:p text:style-name="P12"><text:span text:style-name="T3">Decide on a web-hosting provider.</text:span></text:p>
          <text:list>
            <text:list-item>
              <text:p text:style-name="P26"><text:span text:style-name="T25">This can either be a paid provider or a free one (like GitHub Pages).</text:span></text:p>
            </text:list-item>
          </text:list>
        </text:list-item>
        <text:list-item>
          <text:p text:style-name="P12"><text:soft-page-break/><text:span text:style-name="T3">Upload your portfolio to your web server.</text:span></text:p>
        </text:list-item>
        <text:list-item>
          <text:p text:style-name="P12"><text:span text:style-name="T3">Cross-browser test your live website. We recommend using </text:span><text:a xlink:type="simple" xlink:href="https://crossbrowsertesting.com/" text:style-name="Internet_20_link" text:visited-style-name="Visited_20_Internet_20_Link"><text:span text:style-name="T33">Cross Browser Testing</text:span></text:a><text:span text:style-name="T3">, as the 100 free minutes of manual testing they provide are more than enough to test your portfolio site in the four mentioned browsers.</text:span></text:p>
          <text:list>
            <text:list-item>
              <text:p text:style-name="P26"><text:span text:style-name="T25">Test in all modern browsers: IE Edge, Safari, Firefox, and Chrome.</text:span></text:p>
            </text:list-item>
            <text:list-item>
              <text:p text:style-name="P26"><text:span text:style-name="T25">Compile a list of issues you want to fix.</text:span></text:p>
            </text:list-item>
            <text:list-item>
              <text:p text:style-name="P26"><text:span text:style-name="T25">Fix the issues.</text:span></text:p>
            </text:list-item>
          </text:list>
        </text:list-item>
        <text:list-item>
          <text:p text:style-name="P12"><text:span text:style-name="T3">Commit any new changes you made and push them to GitHub.</text:span></text:p>
        </text:list-item>
        <text:list-item>
          <text:p text:style-name="P12"><text:span text:style-name="T3">Submit the following documentation about cross-browser testing in a zip file:</text:span></text:p>
          <text:list>
            <text:list-item>
              <text:p text:style-name="P26"><text:span text:style-name="T25">A screenshot with the passed W3C validator check (0 errors).</text:span></text:p>
            </text:list-item>
            <text:list-item>
              <text:p text:style-name="P26"><text:span text:style-name="T25">A list of the linters you used for your project. Include the names of the linters in a txt or doc file (if you didn’t use Atom, specify which editor you used). If you changed any plugin settings, specify those, as well.</text:span></text:p>
            </text:list-item>
            <text:list-item>
              <text:p text:style-name="P26"><text:span text:style-name="T25">A list of issues you found during your cross-browser testing (in a txt or doc file).</text:span></text:p>
            </text:list-item>
          </text:list>
        </text:list-item>
        <text:list-item>
          <text:p text:style-name="P12"><text:span text:style-name="T3">Submit a link to your published portfolio sit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de Gothic Next W01" svg:font-family="'Trade Gothic Next W01'" style:font-family-generic="roman" style:font-pitch="variable"/>
    <style:font-face style:name="TradeGothicNextW01-Bold 693229" svg:font-family="'TradeGothicNextW01-Bold 693229'" style:font-family-generic="roman" style:font-pitch="variable"/>
    <style:font-face style:name="TradeGothicNextW01-Ligh 693250" svg:font-family="'TradeGothicNextW01-Ligh 693250'" style:font-family-generic="roman" style:font-pitch="variable"/>
    <style:font-face style:name="TradeGothicNextW01-Ligh 693253" svg:font-family="'TradeGothicNextW01-Ligh 693253'"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2e74b5" style:font-name="Calibri Light"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693in" fo:margin-bottom="0.06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old"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name-complex="F"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tag" style:family="text" style:parent-style-name="Default_20_Paragraph_20_Font"/>
    <style:style style:name="pln"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in" fo:margin-bottom="0.2in" fo:margin-left="0.3in" fo:margin-right="0.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ynette Stuthman</meta:initial-creator>
    <dc:creator>Lynette Stuthman</dc:creator>
    <meta:editing-cycles>8</meta:editing-cycles>
    <meta:creation-date>2020-09-16T19:59:00</meta:creation-date>
    <dc:date>2020-10-07T13:44:06.21</dc:date>
    <meta:editing-duration>PT12M23S</meta:editing-duration>
    <meta:generator>OpenOffice/4.1.7$Win32 OpenOffice.org_project/417m1$Build-9800</meta:generator>
    <meta:document-statistic meta:table-count="0" meta:image-count="0" meta:object-count="0" meta:page-count="11" meta:paragraph-count="210" meta:word-count="3716" meta:character-count="206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